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92e" officeooo:paragraph-rsid="000e292e"/>
    </style:style>
    <style:style style:name="P2" style:family="paragraph" style:parent-style-name="Standard">
      <style:text-properties officeooo:rsid="000e292e" officeooo:paragraph-rsid="00157054"/>
    </style:style>
    <style:style style:name="P3" style:family="paragraph" style:parent-style-name="Standard">
      <style:text-properties officeooo:rsid="0010263f" officeooo:paragraph-rsid="00157054"/>
    </style:style>
    <style:style style:name="P4" style:family="paragraph" style:parent-style-name="Standard">
      <style:text-properties officeooo:paragraph-rsid="00157054"/>
    </style:style>
    <style:style style:name="P5" style:family="paragraph" style:parent-style-name="Standard">
      <style:text-properties officeooo:rsid="00157054" officeooo:paragraph-rsid="00157054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e292e" officeooo:paragraph-rsid="000e292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0263f" officeooo:paragraph-rsid="00157054"/>
    </style:style>
    <style:style style:name="P8" style:family="paragraph" style:parent-style-name="Table_20_Contents">
      <style:text-properties officeooo:rsid="00157054" officeooo:paragraph-rsid="00157054"/>
    </style:style>
    <style:style style:name="P9" style:family="paragraph" style:parent-style-name="Table_20_Contents">
      <style:text-properties officeooo:rsid="001f1e47" officeooo:paragraph-rsid="001f1e47"/>
    </style:style>
    <style:style style:name="P10" style:family="paragraph" style:parent-style-name="Table_20_Contents">
      <style:text-properties officeooo:rsid="0020f9cb" officeooo:paragraph-rsid="0020f9cb"/>
    </style:style>
    <style:style style:name="P11" style:family="paragraph" style:parent-style-name="Standard">
      <style:paragraph-properties fo:text-align="center" style:justify-single-word="false"/>
      <style:text-properties officeooo:rsid="0010263f" officeooo:paragraph-rsid="000e292e"/>
    </style:style>
    <style:style style:name="P12" style:family="paragraph" style:parent-style-name="Standard">
      <style:paragraph-properties fo:text-align="center" style:justify-single-word="false"/>
      <style:text-properties officeooo:rsid="001b9c11" officeooo:paragraph-rsid="001b9c11"/>
    </style:style>
    <style:style style:name="P13" style:family="paragraph" style:parent-style-name="Standard">
      <style:text-properties officeooo:rsid="001e4e39" officeooo:paragraph-rsid="001e4e39"/>
    </style:style>
    <style:style style:name="P14" style:family="paragraph" style:parent-style-name="Standard">
      <style:text-properties officeooo:rsid="00157054" officeooo:paragraph-rsid="00157054"/>
    </style:style>
    <style:style style:name="P15" style:family="paragraph" style:parent-style-name="Standard">
      <style:text-properties officeooo:rsid="0020fee1" officeooo:paragraph-rsid="0020fee1"/>
    </style:style>
    <style:style style:name="T1" style:family="text">
      <style:text-properties officeooo:rsid="00157054"/>
    </style:style>
    <style:style style:name="T2" style:family="text">
      <style:text-properties officeooo:rsid="001e4e39"/>
    </style:style>
    <style:style style:name="T3" style:family="text">
      <style:text-properties officeooo:rsid="0020f9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OTES DE PRUEBA</text:p>
      <text:p text:style-name="P11"/>
      <text:p text:style-name="P12">conflictosEntreReinas</text:p>
      <text:p text:style-name="P3"/>
      <text:p text:style-name="P1">00_<text:span text:style-name="T2">fatigaTodasReinas</text:span>:</text:p>
      <text:p text:style-name="P1"/>
      <text:p text:style-name="P1"><text:tab/>- Descripción: <text:span text:style-name="T1">Busco el error donde no identifique que cada una tiene 3 conflictos</text:span></text:p>
      <text:p text:style-name="P1"/>
      <text:p text:style-name="P13">Se hace con programa generador.</text:p>
      <text:p text:style-name="P1"/>
      <text:p text:style-name="P1">01_<text:span text:style-name="T2">llenoDeReinasEnUnaSolaFila-Columna</text:span></text:p>
      <text:p text:style-name="P1"><text:tab/><text:span text:style-name="T1">Descripción: busco que no identifique</text:span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">IN</text:p>
          </table:table-cell>
          <table:table-cell table:style-name="Tabla3.B1" office:value-type="string">
            <text:p text:style-name="P7">OUT (Esperado)</text:p>
          </table:table-cell>
        </table:table-row>
        <table:table-row>
          <table:table-cell table:style-name="Tabla3.A2" office:value-type="string">
            <text:p text:style-name="P9">2 2</text:p>
            <text:p text:style-name="P9">1 1</text:p>
            <text:p text:style-name="P9">1 2</text:p>
            <text:p text:style-name="P9">2 1</text:p>
            <text:p text:style-name="P8"/>
          </table:table-cell>
          <table:table-cell table:style-name="Tabla3.B2" office:value-type="string">
            <text:p text:style-name="P9">2 2 3</text:p>
            <text:p text:style-name="P9">2 1 2</text:p>
            <text:p text:style-name="P9">2 1 3</text:p>
          </table:table-cell>
        </table:table-row>
      </table:table>
      <text:p text:style-name="P4"/>
      <text:p text:style-name="P5">02_<text:span text:style-name="T3">romboDeConflictos</text:span></text:p>
      <text:p text:style-name="P5"><text:tab/>Descripción: <text:span text:style-name="T3">busco el error donde no identifica que hay conflictos</text:span></text:p>
      <text:p text:style-name="P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IN</text:p>
          </table:table-cell>
          <table:table-cell table:style-name="Tabla4.B1" office:value-type="string">
            <text:p text:style-name="P7">OUT (Esperado)</text:p>
          </table:table-cell>
        </table:table-row>
        <table:table-row>
          <table:table-cell table:style-name="Tabla4.A2" office:value-type="string">
            <text:p text:style-name="P10">3 3</text:p>
            <text:p text:style-name="P10">1 2</text:p>
            <text:p text:style-name="P10">2 1</text:p>
            <text:p text:style-name="P10">2 3</text:p>
            <text:p text:style-name="P10">3 2</text:p>
          </table:table-cell>
          <table:table-cell table:style-name="Tabla4.B2" office:value-type="string">
            <text:p text:style-name="P10">3 2 3 4</text:p>
            <text:p text:style-name="P10">3 1 3 4</text:p>
            <text:p text:style-name="P10">3 1 2 4</text:p>
            <text:p text:style-name="P10">3 1 2 3</text:p>
            <text:p text:style-name="P10"/>
          </table:table-cell>
        </table:table-row>
      </table:table>
      <text:p text:style-name="P5"/>
      <text:p text:style-name="P15">03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20:04:54.789000000</meta:creation-date>
    <dc:date>2016-09-27T21:06:34.984000000</dc:date>
    <meta:editing-duration>PT22M56S</meta:editing-duration>
    <meta:editing-cycles>15</meta:editing-cycles>
    <meta:generator>LibreOffice/5.1.5.2$Windows_x86 LibreOffice_project/7a864d8825610a8c07cfc3bc01dd4fce6a9447e5</meta:generator>
    <meta:document-statistic meta:table-count="2" meta:image-count="0" meta:object-count="0" meta:page-count="1" meta:paragraph-count="30" meta:word-count="91" meta:character-count="438" meta:non-whitespace-character-count="374"/>
  </office:meta>
</office:document-meta>
</file>